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1f2d0" officeooo:paragraph-rsid="0041f2d0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41f2d0" officeooo:paragraph-rsid="0041f2d0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35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36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officeooo:rsid="0048f256" officeooo:paragraph-rsid="0048f256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officeooo:rsid="0048f256" officeooo:paragraph-rsid="0048f256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6b7e0" officeooo:paragraph-rsid="0046b7e0"/>
    </style:style>
    <style:style style:name="P5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5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5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1f2d0" officeooo:paragraph-rsid="0041f2d0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8f256" officeooo:paragraph-rsid="0048f256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92f02"/>
    </style:style>
    <style:style style:name="T11" style:family="text">
      <style:text-properties officeooo:rsid="003cb7dd"/>
    </style:style>
    <style:style style:name="T12" style:family="text">
      <style:text-properties officeooo:rsid="003d0b4f"/>
    </style:style>
    <style:style style:name="T13" style:family="text">
      <style:text-properties officeooo:rsid="00431a4f"/>
    </style:style>
    <style:style style:name="T14" style:family="text">
      <style:text-properties officeooo:rsid="004378dc"/>
    </style:style>
    <style:style style:name="T15" style:family="text">
      <style:text-properties officeooo:rsid="00456ddf"/>
    </style:style>
    <style:style style:name="T16" style:family="text">
      <style:text-properties officeooo:rsid="0046b7e0"/>
    </style:style>
    <style:style style:name="T17" style:family="text">
      <style:text-properties officeooo:rsid="00485dcc"/>
    </style:style>
    <style:style style:name="T18" style:family="text">
      <style:text-properties officeooo:rsid="00489982"/>
    </style:style>
    <style:style style:name="T19" style:family="text">
      <style:text-properties style:font-name="Noto Mono" officeooo:rsid="00175c3e"/>
    </style:style>
    <style:style style:name="T20" style:family="text">
      <style:text-properties officeooo:rsid="004a4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5">ID</text:p>
            </table:table-cell>
            <table:table-cell table:style-name="Table1.A1" office:value-type="string">
              <text:p text:style-name="P36">as a...</text:p>
            </table:table-cell>
            <table:table-cell table:style-name="Table1.A1" office:value-type="string">
              <text:p text:style-name="P36">I want to...</text:p>
            </table:table-cell>
            <table:table-cell table:style-name="Table1.A1" office:value-type="string">
              <text:p text:style-name="P36">so that...</text:p>
            </table:table-cell>
            <table:table-cell table:style-name="Table1.E1" office:value-type="string">
              <text:p text:style-name="P35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4" office:value-type="string">
            <text:p text:style-name="P3">I can interact with the simulation</text:p>
          </table:table-cell>
          <table:table-cell table:style-name="Table1.E14" office:value-type="string">
            <text:list xml:id="list3370107309" text:style-name="L1">
              <text:list-item>
                <text:p text:style-name="P39">JSBSim instance is created</text:p>
              </text:list-item>
              <text:list-item>
                <text:p text:style-name="P39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4" office:value-type="string">
            <text:p text:style-name="P14">researcher</text:p>
          </table:table-cell>
          <table:table-cell table:style-name="Table1.C14" office:value-type="string">
            <text:p text:style-name="P15">load an aircraft into a JSBSim instance</text:p>
          </table:table-cell>
          <table:table-cell table:style-name="Table1.D14" office:value-type="string">
            <text:p text:style-name="P15">I can simulate different aircraft</text:p>
          </table:table-cell>
          <table:table-cell table:style-name="Table1.E3" office:value-type="string">
            <text:list xml:id="list91801009263280" text:continue-numbering="true" text:style-name="L1">
              <text:list-item>
                <text:p text:style-name="P40">Aircraft configs can be loaded by name of aircraft</text:p>
              </text:list-item>
              <text:list-item>
                <text:p text:style-name="P40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4" office:value-type="string">
            <text:p text:style-name="P16">researcher</text:p>
          </table:table-cell>
          <table:table-cell table:style-name="Table1.C14" office:value-type="string">
            <text:p text:style-name="P17">set an aircraft’s initial conditions in the JSBSim simulation</text:p>
          </table:table-cell>
          <table:table-cell table:style-name="Table1.D14" office:value-type="string">
            <text:p text:style-name="P17">I can start the episode in the state I want</text:p>
          </table:table-cell>
          <table:table-cell table:style-name="Table1.E14" office:value-type="string">
            <text:list xml:id="list91802620528477" text:continue-numbering="true" text:style-name="L1">
              <text:list-item>
                <text:p text:style-name="P41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extract aircraft state information from JSBSim</text:p>
          </table:table-cell>
          <table:table-cell table:style-name="Table1.D14" office:value-type="string">
            <text:p text:style-name="P3">I can pass Agents state observatio<text:span text:style-name="T1">ns</text:span></text:p>
          </table:table-cell>
          <table:table-cell table:style-name="Table1.E14" office:value-type="string">
            <text:list xml:id="list91801590543500" text:continue-numbering="true" text:style-name="L1">
              <text:list-item>
                <text:p text:style-name="P42">Can call JSBSim with collection of desired variables and receive values back</text:p>
              </text:list-item>
              <text:list-item>
                <text:p text:style-name="P44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4" office:value-type="string">
            <text:p text:style-name="P4">researcher</text:p>
          </table:table-cell>
          <table:table-cell table:style-name="Table1.C14" office:value-type="string">
            <text:p text:style-name="P5">pass commands to JSBSim</text:p>
          </table:table-cell>
          <table:table-cell table:style-name="Table1.D14" office:value-type="string">
            <text:p text:style-name="P10">aircraft can be controlled</text:p>
          </table:table-cell>
          <table:table-cell table:style-name="Table1.E14" office:value-type="string">
            <text:list xml:id="list91802145675787" text:continue-numbering="true" text:style-name="L1">
              <text:list-item>
                <text:p text:style-name="P43">Can pass JSBSim collection of commands</text:p>
              </text:list-item>
              <text:list-item>
                <text:p text:style-name="P43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4" office:value-type="string">
            <text:p text:style-name="P18">researcher</text:p>
          </table:table-cell>
          <table:table-cell table:style-name="Table1.C14" office:value-type="string">
            <text:p text:style-name="P19">run a simulation while making state observations and passing commands at fixed intervals</text:p>
          </table:table-cell>
          <table:table-cell table:style-name="Table1.D14" office:value-type="string">
            <text:p text:style-name="P19">an RL agent can interact with the simulation as an MDP</text:p>
          </table:table-cell>
          <table:table-cell table:style-name="Table1.E14" office:value-type="string">
            <text:list xml:id="list91802223814372" text:continue-numbering="true" text:style-name="L1">
              <text:list-item>
                <text:p text:style-name="P46">Simulation timestep, and timesteps between observations are configurable</text:p>
              </text:list-item>
              <text:list-item>
                <text:p text:style-name="P47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4" office:value-type="string">
            <text:list xml:id="list91802048008151" text:continue-numbering="true" text:style-name="L1">
              <text:list-item>
                <text:p text:style-name="P48">A JsbSimEnv object can be queried for its state/action space <text:span text:style-name="T5">including</text:span> high and low limits</text:p>
              </text:list-item>
              <text:list-item>
                <text:p text:style-name="P49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4" office:value-type="string">
            <text:p text:style-name="P6">researcher</text:p>
          </table:table-cell>
          <table:table-cell table:style-name="Table1.C14" office:value-type="string">
            <text:p text:style-name="P9">create <text:span text:style-name="T10">framework to implement </text:span>JSBSim environments for various tasks</text:p>
          </table:table-cell>
          <table:table-cell table:style-name="Table1.D14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4" office:value-type="string">
            <text:list xml:id="list91801316073867" text:continue-numbering="true" text:style-name="L1">
              <text:list-item>
                <text:p text:style-name="P50"><text:span text:style-name="T10">Task module</text:span> specifies states/actions/rewards</text:p>
              </text:list-item>
              <text:list-item>
                <text:p text:style-name="P57">Task <text:span text:style-name="T10">module </text:span>provides initial conditions each episode reset</text:p>
              </text:list-item>
              <text:list-item>
                <text:p text:style-name="P51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4" office:value-type="string">
            <text:p text:style-name="P7">researcher</text:p>
          </table:table-cell>
          <table:table-cell table:style-name="Table1.C14" office:value-type="string">
            <text:p text:style-name="P10">visualise <text:span text:style-name="T3">aircraft</text:span> state</text:p>
          </table:table-cell>
          <table:table-cell table:style-name="Table1.D14" office:value-type="string">
            <text:p text:style-name="P10">I can understand what is going on</text:p>
          </table:table-cell>
          <table:table-cell table:style-name="Table1.E14" office:value-type="string">
            <text:list xml:id="list91801211438337" text:continue-numbering="true" text:style-name="L1">
              <text:list-item>
                <text:p text:style-name="P45">Aircraft position and velocities are visible</text:p>
              </text:list-item>
              <text:list-item>
                <text:p text:style-name="P45">Visualisation <text:span text:style-name="T3">starts</text:span> and closes in response to <text:span text:style-name="T3">Env </text:span><text:span text:style-name="T19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4" office:value-type="string">
            <text:p text:style-name="P8">researcher</text:p>
          </table:table-cell>
          <table:table-cell table:style-name="Table1.C14" office:value-type="string">
            <text:p text:style-name="P11">visualise the aircraft current control surface positions and commanded positions</text:p>
          </table:table-cell>
          <table:table-cell table:style-name="Table1.D14" office:value-type="string">
            <text:p text:style-name="P11">I can understand how the aircraft is being controlled</text:p>
          </table:table-cell>
          <table:table-cell table:style-name="Table1.E14" office:value-type="string">
            <text:list xml:id="list91802065214271" text:continue-numbering="true" text:style-name="L1">
              <text:list-item>
                <text:p text:style-name="P52">Aircraft aileron, elevator, rudder, throttle positions and commanded positions are visible in the environment render.</text:p>
              </text:list-item>
              <text:list-item>
                <text:p text:style-name="P53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27">implement <text:span text:style-name="T11">a</text:span> task <text:span text:style-name="T11">module for</text:span> performing steady, level flight</text:p>
          </table:table-cell>
          <table:table-cell table:style-name="Table1.D14" office:value-type="string">
            <text:p text:style-name="P27">I can investigate agent performance on a relatively simple task</text:p>
          </table:table-cell>
          <table:table-cell table:style-name="Table1.E14" office:value-type="string">
            <text:list xml:id="list91802649932673" text:continue-numbering="true" text:style-name="L1">
              <text:list-item>
                <text:p text:style-name="P54">Module fully implemented according to TaskModule interface</text:p>
              </text:list-item>
              <text:list-item>
                <text:p text:style-name="P54">Module tested on <text:span text:style-name="T12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5">i</text:span>mplement an agent that makes random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91802569048575" text:continue-numbering="true" text:style-name="L1">
              <text:list-item>
                <text:p text:style-name="P55">Agent makes random actions within the permitted range of the action space</text:p>
              </text:list-item>
              <text:list-item>
                <text:p text:style-name="P56">Agent <text:span text:style-name="T17">random seed can be specified</text:span>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5">i</text:span>mplement an agent that makes <text:span text:style-name="T16">constant</text:span>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91802034567449" text:continue-numbering="true" text:style-name="L1">
              <text:list-item>
                <text:p text:style-name="P56">Agent always returns an action within the permitted range of the <text:soft-page-break/>action space (e.g. midpoint)</text:p>
              </text:list-item>
            </text:list>
          </table:table-cell>
        </table:table-row>
        <table:table-row>
          <table:table-cell table:style-name="Table1.A14" table:formula="ooow:&lt;A12&gt;+1" office:value-type="float" office:value="12">
            <text:p text:style-name="P12">12</text:p>
          </table:table-cell>
          <table:table-cell table:style-name="Table1.B15" office:value-type="string">
            <text:p text:style-name="P20">researcher</text:p>
          </table:table-cell>
          <table:table-cell table:style-name="Table1.C15" office:value-type="string">
            <text:p text:style-name="P24">visualise the episode’s goal</text:p>
          </table:table-cell>
          <table:table-cell table:style-name="Table1.D15" office:value-type="string">
            <text:p text:style-name="P24">I can observe whether the agent is achieving the desired behaviour</text:p>
          </table:table-cell>
          <table:table-cell table:style-name="Table1.E15" office:value-type="string">
            <text:list xml:id="list91801540057787" text:continue-numbering="true" text:style-name="L1">
              <text:list-item>
                <text:p text:style-name="P58"><text:span text:style-name="T7">T</text:span>ask goal is visible <text:span text:style-name="T7">on plot</text:span></text:p>
              </text:list-item>
              <text:list-item>
                <text:p text:style-name="P59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5&gt;+1" office:value-type="float" office:value="13">
            <text:p text:style-name="P12">13</text:p>
          </table:table-cell>
          <table:table-cell table:style-name="Table1.B17" office:value-type="string">
            <text:p text:style-name="P20">researcher</text:p>
          </table:table-cell>
          <table:table-cell table:style-name="Table1.C17" office:value-type="string">
            <text:p text:style-name="P24">visualise the aircraft graphically in a flight simulator</text:p>
          </table:table-cell>
          <table:table-cell table:style-name="Table1.D17" office:value-type="string">
            <text:p text:style-name="P24">Viewers can appreciate the agent</text:p>
          </table:table-cell>
          <table:table-cell table:style-name="Table1.E17" office:value-type="string">
            <text:list xml:id="list91801403148084" text:continue-numbering="true" text:style-name="L1">
              <text:list-item>
                <text:p text:style-name="P60">FlightGear is launched by the <text:span text:style-name="T8">render()</text:span> <text:span text:style-name="T13">method</text:span></text:p>
              </text:list-item>
              <text:list-item>
                <text:p text:style-name="P60">FlightGear displays the aircraft</text:p>
              </text:list-item>
              <text:list-item>
                <text:p text:style-name="P61">FlightGear is closed by the Environment <text:span text:style-name="T8">close()</text:span> method</text:p>
              </text:list-item>
            </text:list>
          </table:table-cell>
        </table:table-row>
        <table:table-row>
          <table:table-cell table:style-name="Table1.A14" table:formula="ooow:&lt;A16&gt;+1" office:value-type="float" office:value="14">
            <text:p text:style-name="P12">14</text:p>
          </table:table-cell>
          <table:table-cell table:style-name="Table1.B17" office:value-type="string">
            <text:p text:style-name="P22">researcher</text:p>
          </table:table-cell>
          <table:table-cell table:style-name="Table1.C17" office:value-type="string">
            <text:p text:style-name="P29">see <text:span text:style-name="T18">task-related </text:span>state and reward data on environment visualisations </text:p>
          </table:table-cell>
          <table:table-cell table:style-name="Table1.D17" office:value-type="string">
            <text:p text:style-name="P29">I can understand how much reward is being generated from the behaviour I observe</text:p>
          </table:table-cell>
          <table:table-cell table:style-name="Table1.E17" office:value-type="string">
            <text:list xml:id="list91802203129344" text:continue-numbering="true" text:style-name="L1">
              <text:list-item>
                <text:p text:style-name="P62">visualisations display current and cumulative reward</text:p>
              </text:list-item>
              <text:list-item>
                <text:p text:style-name="P62">visualisations show helpful properties such as airspeed textually</text:p>
              </text:list-item>
            </text:list>
          </table:table-cell>
        </table:table-row>
        <table:table-row>
          <table:table-cell table:style-name="Table1.A3" table:formula="ooow:&lt;A17&gt;+1" office:value-type="float" office:value="15">
            <text:p text:style-name="P12">15</text:p>
          </table:table-cell>
          <table:table-cell table:style-name="Table1.B18" office:value-type="string">
            <text:p text:style-name="P21">researcher</text:p>
          </table:table-cell>
          <table:table-cell table:style-name="Table1.C18" office:value-type="string">
            <text:p text:style-name="P28">use reward shaping in the environments</text:p>
          </table:table-cell>
          <table:table-cell table:style-name="Table1.D18" office:value-type="string">
            <text:p text:style-name="P28">its effects on agent learning speed can be investigated</text:p>
          </table:table-cell>
          <table:table-cell table:style-name="Table1.E18" office:value-type="string">
            <text:list xml:id="list91800589037526" text:continue-numbering="true" text:style-name="L1">
              <text:list-item>
                <text:p text:style-name="P63"><text:span text:style-name="T13">r</text:span>eward shaping is an environment option (True/False)</text:p>
              </text:list-item>
              <text:list-item>
                <text:p text:style-name="P63"><text:span text:style-name="T13">r</text:span>eward shaped with a potential-based function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32">researcher</text:p>
          </table:table-cell>
          <table:table-cell table:style-name="Table1.C24" office:value-type="string">
            <text:p text:style-name="P33">implement a very simple task with as small a state- and action-space as possible</text:p>
          </table:table-cell>
          <table:table-cell table:style-name="Table1.D24" office:value-type="string">
            <text:p text:style-name="P33">I can use it as a <text:span text:style-name="T14">basic</text:span> and fast training environment</text:p>
          </table:table-cell>
          <table:table-cell table:style-name="Table1.E24" office:value-type="string">
            <text:list xml:id="list91800925833343" text:continue-numbering="true" text:style-name="L1">
              <text:list-item>
                <text:p text:style-name="P61">task is implemented as a TaskModule</text:p>
              </text:list-item>
              <text:list-item>
                <text:p text:style-name="P64">an environment using this task can be created using <text:span text:style-name="T8">gym.make()</text:span>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23">researcher</text:p>
          </table:table-cell>
          <table:table-cell table:style-name="Table1.C24" office:value-type="string">
            <text:p text:style-name="P30">run a single episode with a TensorForce Agent in an environment and receive the results</text:p>
          </table:table-cell>
          <table:table-cell table:style-name="Table1.D24" office:value-type="string">
            <text:p text:style-name="P30">I can begin evaluating agent performance</text:p>
          </table:table-cell>
          <table:table-cell table:style-name="Table1.E24" office:value-type="string">
            <text:list xml:id="list91800566134489" text:continue-numbering="true" text:style-name="L1">
              <text:list-item>
                <text:p text:style-name="P65"><text:span text:style-name="T13">p</text:span>artially-trained Agent and episode reward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31">researcher</text:p>
          </table:table-cell>
          <table:table-cell table:style-name="Table1.C24" office:value-type="string">
            <text:p text:style-name="P30">run many episodes with a <text:soft-page-break/>TensorForce Agent in an environment and receive all results</text:p>
          </table:table-cell>
          <table:table-cell table:style-name="Table1.D24" office:value-type="string">
            <text:p text:style-name="P30">I can evaluate agent performance</text:p>
          </table:table-cell>
          <table:table-cell table:style-name="Table1.E24" office:value-type="string">
            <text:list xml:id="list91801655261085" text:continue-numbering="true" text:style-name="L1">
              <text:list-item>
                <text:p text:style-name="P65"><text:span text:style-name="T13">t</text:span>rained Agent and collection of <text:soft-page-break/>episode rewards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31">researcher</text:p>
          </table:table-cell>
          <table:table-cell table:style-name="Table1.C24" office:value-type="string">
            <text:p text:style-name="P30">run many episodes with a specified set of environment parameters and Agent hyperparameters</text:p>
          </table:table-cell>
          <table:table-cell table:style-name="Table1.D24" office:value-type="string">
            <text:p text:style-name="P30">I can run an automated hyperparamer search</text:p>
          </table:table-cell>
          <table:table-cell table:style-name="Table1.E24" office:value-type="string">
            <text:list xml:id="list91800600449839" text:continue-numbering="true" text:style-name="L1">
              <text:list-item>
                <text:p text:style-name="P61">Agent and Environment correctly configure themselves according to input</text:p>
              </text:list-item>
              <text:list-item>
                <text:p text:style-name="P61">trained Agent and collection of episode rewards are returned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37">researcher</text:p>
          </table:table-cell>
          <table:table-cell table:style-name="Table1.C24" office:value-type="string">
            <text:p text:style-name="P38">have the Simulation cache properties that it retrieves</text:p>
          </table:table-cell>
          <table:table-cell table:style-name="Table1.D24" office:value-type="string">
            <text:p text:style-name="P38">the Simulation runs faster</text:p>
          </table:table-cell>
          <table:table-cell table:style-name="Table1.E24" office:value-type="string">
            <text:list xml:id="list91802339574223" text:continue-numbering="true" text:style-name="L1">
              <text:list-item>
                <text:p text:style-name="P66">Simulation caches correct values</text:p>
              </text:list-item>
              <text:list-item>
                <text:p text:style-name="P66">Cache is emptied whenever a Simulation step is run </text:p>
              </text:list-item>
              <text:list-item>
                <text:p text:style-name="P66">Execution <text:span text:style-name="T20">time</text:span> is profiled before and after to quantify benefits</text:p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4" office:value-type="string">
            <text:p text:style-name="P21"/>
          </table:table-cell>
          <table:table-cell table:style-name="Table1.C24" office:value-type="string">
            <text:p text:style-name="P28"/>
          </table:table-cell>
          <table:table-cell table:style-name="Table1.D24" office:value-type="string">
            <text:p text:style-name="P28"/>
          </table:table-cell>
          <table:table-cell table:style-name="Table1.E24" office:value-type="string">
            <text:list xml:id="list91801535037117" text:continue-numbering="true" text:style-name="L1">
              <text:list-item>
                <text:p text:style-name="P63"/>
              </text:list-item>
            </text:list>
          </table:table-cell>
        </table:table-row>
        <table:table-row>
          <table:table-cell table:style-name="Table1.A14">
            <text:p text:style-name="P12"/>
          </table:table-cell>
          <table:table-cell table:style-name="Table1.B25" office:value-type="string">
            <text:p text:style-name="P21"/>
          </table:table-cell>
          <table:table-cell table:style-name="Table1.C25" office:value-type="string">
            <text:p text:style-name="P28"/>
          </table:table-cell>
          <table:table-cell table:style-name="Table1.D25" office:value-type="string">
            <text:p text:style-name="P28"/>
          </table:table-cell>
          <table:table-cell table:style-name="Table1.E25" office:value-type="string">
            <text:list xml:id="list91800918937585" text:continue-numbering="true" text:style-name="L1">
              <text:list-item>
                <text:p text:style-name="P63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9T09:18:00.467199340</dc:date>
    <meta:editing-duration>P1DT20H13M49S</meta:editing-duration>
    <meta:editing-cycles>36</meta:editing-cycles>
    <meta:generator>LibreOffice/6.0.3.2$Linux_X86_64 LibreOffice_project/00m0$Build-2</meta:generator>
    <meta:document-statistic meta:table-count="1" meta:image-count="0" meta:object-count="0" meta:page-count="4" meta:paragraph-count="131" meta:word-count="804" meta:character-count="4966" meta:non-whitespace-character-count="4334"/>
  </office:meta>
</office:document-meta>
</file>